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800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1.288" calcext:value-type="float">
            <text:p>1.2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1.596" calcext:value-type="float">
            <text:p>1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1.932" calcext:value-type="float">
            <text:p>1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2.596" calcext:value-type="float">
            <text:p>2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2.936" calcext:value-type="float">
            <text:p>2.9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3.596" calcext:value-type="float">
            <text:p>3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3.932" calcext:value-type="float">
            <text:p>3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4.268" calcext:value-type="float">
            <text:p>4.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4.932" calcext:value-type="float">
            <text:p>4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2" calcext:value-type="float">
            <text:p>1.342</text:p>
          </table:table-cell>
          <table:table-cell office:value-type="float" office:value="5.268" calcext:value-type="float">
            <text:p>5.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5.596" calcext:value-type="float">
            <text:p>5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5.932" calcext:value-type="float">
            <text:p>5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6.264" calcext:value-type="float">
            <text:p>6.2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6.596" calcext:value-type="float">
            <text:p>6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6.932" calcext:value-type="float">
            <text:p>6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1" calcext:value-type="float">
            <text:p>1.841</text:p>
          </table:table-cell>
          <table:table-cell office:value-type="float" office:value="7.264" calcext:value-type="float">
            <text:p>7.2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office:value-type="float" office:value="7.596" calcext:value-type="float">
            <text:p>7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7.928" calcext:value-type="float">
            <text:p>7.9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8" calcext:value-type="float">
            <text:p>2.258</text:p>
          </table:table-cell>
          <table:table-cell office:value-type="float" office:value="8.932" calcext:value-type="float">
            <text:p>8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2" calcext:value-type="float">
            <text:p>2.342</text:p>
          </table:table-cell>
          <table:table-cell office:value-type="float" office:value="9.268" calcext:value-type="float">
            <text:p>9.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9.596" calcext:value-type="float">
            <text:p>9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8" calcext:value-type="float">
            <text:p>2.508</text:p>
          </table:table-cell>
          <table:table-cell office:value-type="float" office:value="9.932" calcext:value-type="float">
            <text:p>9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600N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3.768" calcext:value-type="float">
            <text:p>3.7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4.424" calcext:value-type="float">
            <text:p>4.4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6.432" calcext:value-type="float">
            <text:p>6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7.088" calcext:value-type="float">
            <text:p>7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7.776" calcext:value-type="float">
            <text:p>7.7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9" calcext:value-type="float">
            <text:p>1.079</text:p>
          </table:table-cell>
          <table:table-cell office:value-type="float" office:value="8.432" calcext:value-type="float">
            <text:p>8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9.088" calcext:value-type="float">
            <text:p>9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9.768" calcext:value-type="float">
            <text:p>9.7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9" calcext:value-type="float">
            <text:p>1.329</text:p>
          </table:table-cell>
          <table:table-cell office:value-type="float" office:value="10.432" calcext:value-type="float">
            <text:p>10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11.088" calcext:value-type="float">
            <text:p>11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13.088" calcext:value-type="float">
            <text:p>13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13.768" calcext:value-type="float">
            <text:p>13.7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9" calcext:value-type="float">
            <text:p>1.829</text:p>
          </table:table-cell>
          <table:table-cell office:value-type="float" office:value="14.432" calcext:value-type="float">
            <text:p>14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4" calcext:value-type="float">
            <text:p>1.914</text:p>
          </table:table-cell>
          <table:table-cell office:value-type="float" office:value="15.112" calcext:value-type="float">
            <text:p>15.1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15.76" calcext:value-type="float">
            <text:p>15.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9" calcext:value-type="float">
            <text:p>2.079</text:p>
          </table:table-cell>
          <table:table-cell office:value-type="float" office:value="16.432" calcext:value-type="float">
            <text:p>16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D Bounce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068" calcext:value-type="float">
            <text:p>0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236" calcext:value-type="float">
            <text:p>0.23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402" calcext:value-type="float">
            <text:p>0.4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568" calcext:value-type="float">
            <text:p>0.5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1.2679" calcext:value-type="float">
            <text:p>1.2679</text:p>
          </table:table-cell>
          <table:table-cell office:value-type="float" office:value="0.732" calcext:value-type="float">
            <text:p>0.7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1.5623" calcext:value-type="float">
            <text:p>1.5623</text:p>
          </table:table-cell>
          <table:table-cell office:value-type="float" office:value="0.902" calcext:value-type="float">
            <text:p>0.9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1.8464" calcext:value-type="float">
            <text:p>1.8464</text:p>
          </table:table-cell>
          <table:table-cell office:value-type="float" office:value="1.066" calcext:value-type="float">
            <text:p>1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2.1339" calcext:value-type="float">
            <text:p>2.1339</text:p>
          </table:table-cell>
          <table:table-cell office:value-type="float" office:value="1.232" calcext:value-type="float">
            <text:p>1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2.4249" calcext:value-type="float">
            <text:p>2.4249</text:p>
          </table:table-cell>
          <table:table-cell office:value-type="float" office:value="1.4" calcext:value-type="float">
            <text:p>1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2.7124" calcext:value-type="float">
            <text:p>2.7124</text:p>
          </table:table-cell>
          <table:table-cell office:value-type="float" office:value="1.566" calcext:value-type="float">
            <text:p>1.5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.9964" calcext:value-type="float">
            <text:p>2.9964</text:p>
          </table:table-cell>
          <table:table-cell office:value-type="float" office:value="1.73" calcext:value-type="float">
            <text:p>1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3.2909" calcext:value-type="float">
            <text:p>3.2909</text:p>
          </table:table-cell>
          <table:table-cell office:value-type="float" office:value="1.9" calcext:value-type="float">
            <text:p>1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3.5819" calcext:value-type="float">
            <text:p>3.5819</text:p>
          </table:table-cell>
          <table:table-cell office:value-type="float" office:value="2.068" calcext:value-type="float">
            <text:p>2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3.8659" calcext:value-type="float">
            <text:p>3.8659</text:p>
          </table:table-cell>
          <table:table-cell office:value-type="float" office:value="2.232" calcext:value-type="float">
            <text:p>2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4.1569" calcext:value-type="float">
            <text:p>4.1569</text:p>
          </table:table-cell>
          <table:table-cell office:value-type="float" office:value="2.4" calcext:value-type="float">
            <text:p>2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4.4444" calcext:value-type="float">
            <text:p>4.4444</text:p>
          </table:table-cell>
          <table:table-cell office:value-type="float" office:value="2.566" calcext:value-type="float">
            <text:p>2.5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4.7285" calcext:value-type="float">
            <text:p>4.7285</text:p>
          </table:table-cell>
          <table:table-cell office:value-type="float" office:value="2.73" calcext:value-type="float">
            <text:p>2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5.0264" calcext:value-type="float">
            <text:p>5.0264</text:p>
          </table:table-cell>
          <table:table-cell office:value-type="float" office:value="2.902" calcext:value-type="float">
            <text:p>2.9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5.3139" calcext:value-type="float">
            <text:p>5.3139</text:p>
          </table:table-cell>
          <table:table-cell office:value-type="float" office:value="3.068" calcext:value-type="float">
            <text:p>3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5.6015" calcext:value-type="float">
            <text:p>5.6015</text:p>
          </table:table-cell>
          <table:table-cell office:value-type="float" office:value="3.234" calcext:value-type="float">
            <text:p>3.23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5.8855" calcext:value-type="float">
            <text:p>5.8855</text:p>
          </table:table-cell>
          <table:table-cell office:value-type="float" office:value="3.398" calcext:value-type="float">
            <text:p>3.39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16" calcext:value-type="float">
            <text:p>1.816</text:p>
          </table:table-cell>
          <table:table-cell office:value-type="float" office:value="6.2042" calcext:value-type="float">
            <text:p>6.2042</text:p>
          </table:table-cell>
          <table:table-cell office:value-type="float" office:value="3.582" calcext:value-type="float">
            <text:p>3.58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 office:value-type="float" office:value="6.4675" calcext:value-type="float">
            <text:p>6.4675</text:p>
          </table:table-cell>
          <table:table-cell office:value-type="float" office:value="3.734" calcext:value-type="float">
            <text:p>3.73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6.755" calcext:value-type="float">
            <text:p>6.755</text:p>
          </table:table-cell>
          <table:table-cell office:value-type="float" office:value="3.9" calcext:value-type="float">
            <text:p>3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7.0668" calcext:value-type="float">
            <text:p>7.0668</text:p>
          </table:table-cell>
          <table:table-cell office:value-type="float" office:value="4.08" calcext:value-type="float">
            <text:p>4.0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41" calcext:value-type="float">
            <text:p>2.141</text:p>
          </table:table-cell>
          <table:table-cell office:value-type="float" office:value="7.33" calcext:value-type="float">
            <text:p>7.33</text:p>
          </table:table-cell>
          <table:table-cell office:value-type="float" office:value="4.232" calcext:value-type="float">
            <text:p>4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7.621" calcext:value-type="float">
            <text:p>7.621</text:p>
          </table:table-cell>
          <table:table-cell office:value-type="float" office:value="4.4" calcext:value-type="float">
            <text:p>4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7.912" calcext:value-type="float">
            <text:p>7.912</text:p>
          </table:table-cell>
          <table:table-cell office:value-type="float" office:value="4.568" calcext:value-type="float">
            <text:p>4.5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8.1926" calcext:value-type="float">
            <text:p>8.1926</text:p>
          </table:table-cell>
          <table:table-cell office:value-type="float" office:value="4.73" calcext:value-type="float">
            <text:p>4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8.487" calcext:value-type="float">
            <text:p>8.487</text:p>
          </table:table-cell>
          <table:table-cell office:value-type="float" office:value="4.9" calcext:value-type="float">
            <text:p>4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58" calcext:value-type="float">
            <text:p>2.558</text:p>
          </table:table-cell>
          <table:table-cell office:value-type="float" office:value="8.7746" calcext:value-type="float">
            <text:p>8.7746</text:p>
          </table:table-cell>
          <table:table-cell office:value-type="float" office:value="5.066" calcext:value-type="float">
            <text:p>5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9.0586" calcext:value-type="float">
            <text:p>9.0586</text:p>
          </table:table-cell>
          <table:table-cell office:value-type="float" office:value="5.23" calcext:value-type="float">
            <text:p>5.2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9.3531" calcext:value-type="float">
            <text:p>9.3531</text:p>
          </table:table-cell>
          <table:table-cell office:value-type="float" office:value="5.4" calcext:value-type="float">
            <text:p>5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 office:value-type="float" office:value="9.6441" calcext:value-type="float">
            <text:p>9.6441</text:p>
          </table:table-cell>
          <table:table-cell office:value-type="float" office:value="5.568" calcext:value-type="float">
            <text:p>5.5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9.9247" calcext:value-type="float">
            <text:p>9.9247</text:p>
          </table:table-cell>
          <table:table-cell office:value-type="float" office:value="5.73" calcext:value-type="float">
            <text:p>5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10.2191" calcext:value-type="float">
            <text:p>10.2191</text:p>
          </table:table-cell>
          <table:table-cell office:value-type="float" office:value="5.9" calcext:value-type="float">
            <text:p>5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57" calcext:value-type="float">
            <text:p>3.057</text:p>
          </table:table-cell>
          <table:table-cell office:value-type="float" office:value="10.5032" calcext:value-type="float">
            <text:p>10.5032</text:p>
          </table:table-cell>
          <table:table-cell office:value-type="float" office:value="6.064" calcext:value-type="float">
            <text:p>6.06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142" calcext:value-type="float">
            <text:p>3.142</text:p>
          </table:table-cell>
          <table:table-cell office:value-type="float" office:value="10.7976" calcext:value-type="float">
            <text:p>10.7976</text:p>
          </table:table-cell>
          <table:table-cell office:value-type="float" office:value="6.234" calcext:value-type="float">
            <text:p>6.23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226" calcext:value-type="float">
            <text:p>3.226</text:p>
          </table:table-cell>
          <table:table-cell office:value-type="float" office:value="11.0886" calcext:value-type="float">
            <text:p>11.0886</text:p>
          </table:table-cell>
          <table:table-cell office:value-type="float" office:value="6.402" calcext:value-type="float">
            <text:p>6.4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307" calcext:value-type="float">
            <text:p>3.307</text:p>
          </table:table-cell>
          <table:table-cell office:value-type="float" office:value="11.3692" calcext:value-type="float">
            <text:p>11.3692</text:p>
          </table:table-cell>
          <table:table-cell office:value-type="float" office:value="6.564" calcext:value-type="float">
            <text:p>6.56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1.6567" calcext:value-type="float">
            <text:p>11.6567</text:p>
          </table:table-cell>
          <table:table-cell office:value-type="float" office:value="6.73" calcext:value-type="float">
            <text:p>6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1.9512" calcext:value-type="float">
            <text:p>11.9512</text:p>
          </table:table-cell>
          <table:table-cell office:value-type="float" office:value="6.9" calcext:value-type="float">
            <text:p>6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559" calcext:value-type="float">
            <text:p>3.559</text:p>
          </table:table-cell>
          <table:table-cell office:value-type="float" office:value="12.2421" calcext:value-type="float">
            <text:p>12.2421</text:p>
          </table:table-cell>
          <table:table-cell office:value-type="float" office:value="7.068" calcext:value-type="float">
            <text:p>7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2.5227" calcext:value-type="float">
            <text:p>12.5227</text:p>
          </table:table-cell>
          <table:table-cell office:value-type="float" office:value="7.23" calcext:value-type="float">
            <text:p>7.2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727" calcext:value-type="float">
            <text:p>3.727</text:p>
          </table:table-cell>
          <table:table-cell office:value-type="float" office:value="12.8241" calcext:value-type="float">
            <text:p>12.8241</text:p>
          </table:table-cell>
          <table:table-cell office:value-type="float" office:value="7.404" calcext:value-type="float">
            <text:p>7.40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807" calcext:value-type="float">
            <text:p>3.807</text:p>
          </table:table-cell>
          <table:table-cell office:value-type="float" office:value="13.1012" calcext:value-type="float">
            <text:p>13.1012</text:p>
          </table:table-cell>
          <table:table-cell office:value-type="float" office:value="7.564" calcext:value-type="float">
            <text:p>7.56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891" calcext:value-type="float">
            <text:p>3.891</text:p>
          </table:table-cell>
          <table:table-cell office:value-type="float" office:value="13.3922" calcext:value-type="float">
            <text:p>13.3922</text:p>
          </table:table-cell>
          <table:table-cell office:value-type="float" office:value="7.732" calcext:value-type="float">
            <text:p>7.7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974" calcext:value-type="float">
            <text:p>3.974</text:p>
          </table:table-cell>
          <table:table-cell office:value-type="float" office:value="13.6797" calcext:value-type="float">
            <text:p>13.6797</text:p>
          </table:table-cell>
          <table:table-cell office:value-type="float" office:value="7.898" calcext:value-type="float">
            <text:p>7.89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058" calcext:value-type="float">
            <text:p>4.05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8.066" calcext:value-type="float">
            <text:p>8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4.2548" calcext:value-type="float">
            <text:p>14.2548</text:p>
          </table:table-cell>
          <table:table-cell office:value-type="float" office:value="8.23" calcext:value-type="float">
            <text:p>8.2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226" calcext:value-type="float">
            <text:p>4.226</text:p>
          </table:table-cell>
          <table:table-cell office:value-type="float" office:value="14.5527" calcext:value-type="float">
            <text:p>14.5527</text:p>
          </table:table-cell>
          <table:table-cell office:value-type="float" office:value="8.402" calcext:value-type="float">
            <text:p>8.4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08" calcext:value-type="float">
            <text:p>4.308</text:p>
          </table:table-cell>
          <table:table-cell office:value-type="float" office:value="14.8367" calcext:value-type="float">
            <text:p>14.8367</text:p>
          </table:table-cell>
          <table:table-cell office:value-type="float" office:value="8.566" calcext:value-type="float">
            <text:p>8.5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15.1277" calcext:value-type="float">
            <text:p>15.1277</text:p>
          </table:table-cell>
          <table:table-cell office:value-type="float" office:value="8.734" calcext:value-type="float">
            <text:p>8.73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15.4153" calcext:value-type="float">
            <text:p>15.4153</text:p>
          </table:table-cell>
          <table:table-cell office:value-type="float" office:value="8.9" calcext:value-type="float">
            <text:p>8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559" calcext:value-type="float">
            <text:p>4.559</text:p>
          </table:table-cell>
          <table:table-cell office:value-type="float" office:value="15.7062" calcext:value-type="float">
            <text:p>15.7062</text:p>
          </table:table-cell>
          <table:table-cell office:value-type="float" office:value="9.068" calcext:value-type="float">
            <text:p>9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641" calcext:value-type="float">
            <text:p>4.641</text:p>
          </table:table-cell>
          <table:table-cell office:value-type="float" office:value="15.9903" calcext:value-type="float">
            <text:p>15.9903</text:p>
          </table:table-cell>
          <table:table-cell office:value-type="float" office:value="9.232" calcext:value-type="float">
            <text:p>9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16.2813" calcext:value-type="float">
            <text:p>16.2813</text:p>
          </table:table-cell>
          <table:table-cell office:value-type="float" office:value="9.4" calcext:value-type="float">
            <text:p>9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809" calcext:value-type="float">
            <text:p>4.809</text:p>
          </table:table-cell>
          <table:table-cell office:value-type="float" office:value="16.5723" calcext:value-type="float">
            <text:p>16.5723</text:p>
          </table:table-cell>
          <table:table-cell office:value-type="float" office:value="9.568" calcext:value-type="float">
            <text:p>9.5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6.8529" calcext:value-type="float">
            <text:p>16.8529</text:p>
          </table:table-cell>
          <table:table-cell office:value-type="float" office:value="9.73" calcext:value-type="float">
            <text:p>9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974" calcext:value-type="float">
            <text:p>4.974</text:p>
          </table:table-cell>
          <table:table-cell office:value-type="float" office:value="17.1438" calcext:value-type="float">
            <text:p>17.1438</text:p>
          </table:table-cell>
          <table:table-cell office:value-type="float" office:value="9.898" calcext:value-type="float">
            <text:p>9.89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058" calcext:value-type="float">
            <text:p>5.058</text:p>
          </table:table-cell>
          <table:table-cell office:value-type="float" office:value="17.4348" calcext:value-type="float">
            <text:p>17.4348</text:p>
          </table:table-cell>
          <table:table-cell office:value-type="float" office:value="10.066" calcext:value-type="float">
            <text:p>10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7.7189" calcext:value-type="float">
            <text:p>17.7189</text:p>
          </table:table-cell>
          <table:table-cell office:value-type="float" office:value="10.23" calcext:value-type="float">
            <text:p>10.2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224" calcext:value-type="float">
            <text:p>5.224</text:p>
          </table:table-cell>
          <table:table-cell office:value-type="float" office:value="18.0099" calcext:value-type="float">
            <text:p>18.0099</text:p>
          </table:table-cell>
          <table:table-cell office:value-type="float" office:value="10.398" calcext:value-type="float">
            <text:p>10.39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307" calcext:value-type="float">
            <text:p>5.307</text:p>
          </table:table-cell>
          <table:table-cell office:value-type="float" office:value="18.2974" calcext:value-type="float">
            <text:p>18.2974</text:p>
          </table:table-cell>
          <table:table-cell office:value-type="float" office:value="10.564" calcext:value-type="float">
            <text:p>10.56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18.5849" calcext:value-type="float">
            <text:p>18.5849</text:p>
          </table:table-cell>
          <table:table-cell office:value-type="float" office:value="10.73" calcext:value-type="float">
            <text:p>10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18.8794" calcext:value-type="float">
            <text:p>18.8794</text:p>
          </table:table-cell>
          <table:table-cell office:value-type="float" office:value="10.9" calcext:value-type="float">
            <text:p>10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58" calcext:value-type="float">
            <text:p>5.558</text:p>
          </table:table-cell>
          <table:table-cell office:value-type="float" office:value="19.1669" calcext:value-type="float">
            <text:p>19.1669</text:p>
          </table:table-cell>
          <table:table-cell office:value-type="float" office:value="11.066" calcext:value-type="float">
            <text:p>11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41" calcext:value-type="float">
            <text:p>5.641</text:p>
          </table:table-cell>
          <table:table-cell office:value-type="float" office:value="19.4544" calcext:value-type="float">
            <text:p>19.4544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office:value-type="float" office:value="19.7454" calcext:value-type="float">
            <text:p>19.7454</text:p>
          </table:table-cell>
          <table:table-cell office:value-type="float" office:value="11.4" calcext:value-type="float">
            <text:p>11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07" calcext:value-type="float">
            <text:p>5.807</text:p>
          </table:table-cell>
          <table:table-cell office:value-type="float" office:value="19.9706" calcext:value-type="float">
            <text:p>19.9706</text:p>
          </table:table-cell>
          <table:table-cell office:value-type="float" office:value="11.564" calcext:value-type="float">
            <text:p>11.56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19.683" calcext:value-type="float">
            <text:p>19.683</text:p>
          </table:table-cell>
          <table:table-cell office:value-type="float" office:value="11.73" calcext:value-type="float">
            <text:p>11.73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19.3886" calcext:value-type="float">
            <text:p>19.3886</text:p>
          </table:table-cell>
          <table:table-cell office:value-type="float" office:value="11.9" calcext:value-type="float">
            <text:p>11.9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059" calcext:value-type="float">
            <text:p>6.059</text:p>
          </table:table-cell>
          <table:table-cell office:value-type="float" office:value="19.0976" calcext:value-type="float">
            <text:p>19.0976</text:p>
          </table:table-cell>
          <table:table-cell office:value-type="float" office:value="12.068" calcext:value-type="float">
            <text:p>12.06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42" calcext:value-type="float">
            <text:p>6.142</text:p>
          </table:table-cell>
          <table:table-cell office:value-type="float" office:value="18.8101" calcext:value-type="float">
            <text:p>18.8101</text:p>
          </table:table-cell>
          <table:table-cell office:value-type="float" office:value="12.234" calcext:value-type="float">
            <text:p>12.23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25" calcext:value-type="float">
            <text:p>6.225</text:p>
          </table:table-cell>
          <table:table-cell office:value-type="float" office:value="18.5226" calcext:value-type="float">
            <text:p>18.5226</text:p>
          </table:table-cell>
          <table:table-cell office:value-type="float" office:value="12.4" calcext:value-type="float">
            <text:p>12.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09" calcext:value-type="float">
            <text:p>6.309</text:p>
          </table:table-cell>
          <table:table-cell office:value-type="float" office:value="18.2316" calcext:value-type="float">
            <text:p>18.2316</text:p>
          </table:table-cell>
          <table:table-cell office:value-type="float" office:value="12.568" calcext:value-type="float">
            <text:p>12.56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92" calcext:value-type="float">
            <text:p>6.392</text:p>
          </table:table-cell>
          <table:table-cell office:value-type="float" office:value="17.9441" calcext:value-type="float">
            <text:p>17.9441</text:p>
          </table:table-cell>
          <table:table-cell office:value-type="float" office:value="12.734" calcext:value-type="float">
            <text:p>12.73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17.6565" calcext:value-type="float">
            <text:p>17.6565</text:p>
          </table:table-cell>
          <table:table-cell office:value-type="float" office:value="12.9" calcext:value-type="float">
            <text:p>12.9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59" calcext:value-type="float">
            <text:p>6.559</text:p>
          </table:table-cell>
          <table:table-cell office:value-type="float" office:value="17.3656" calcext:value-type="float">
            <text:p>17.3656</text:p>
          </table:table-cell>
          <table:table-cell office:value-type="float" office:value="13.068" calcext:value-type="float">
            <text:p>13.06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17.085" calcext:value-type="float">
            <text:p>17.085</text:p>
          </table:table-cell>
          <table:table-cell office:value-type="float" office:value="13.23" calcext:value-type="float">
            <text:p>13.23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24" calcext:value-type="float">
            <text:p>6.724</text:p>
          </table:table-cell>
          <table:table-cell office:value-type="float" office:value="16.794" calcext:value-type="float">
            <text:p>16.794</text:p>
          </table:table-cell>
          <table:table-cell office:value-type="float" office:value="13.398" calcext:value-type="float">
            <text:p>13.39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08" calcext:value-type="float">
            <text:p>6.808</text:p>
          </table:table-cell>
          <table:table-cell office:value-type="float" office:value="16.503" calcext:value-type="float">
            <text:p>16.503</text:p>
          </table:table-cell>
          <table:table-cell office:value-type="float" office:value="13.566" calcext:value-type="float">
            <text:p>13.56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91" calcext:value-type="float">
            <text:p>6.891</text:p>
          </table:table-cell>
          <table:table-cell office:value-type="float" office:value="16.2155" calcext:value-type="float">
            <text:p>16.2155</text:p>
          </table:table-cell>
          <table:table-cell office:value-type="float" office:value="13.732" calcext:value-type="float">
            <text:p>13.732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74" calcext:value-type="float">
            <text:p>6.974</text:p>
          </table:table-cell>
          <table:table-cell office:value-type="float" office:value="15.928" calcext:value-type="float">
            <text:p>15.928</text:p>
          </table:table-cell>
          <table:table-cell office:value-type="float" office:value="13.898" calcext:value-type="float">
            <text:p>13.89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058" calcext:value-type="float">
            <text:p>7.058</text:p>
          </table:table-cell>
          <table:table-cell office:value-type="float" office:value="15.637" calcext:value-type="float">
            <text:p>15.637</text:p>
          </table:table-cell>
          <table:table-cell office:value-type="float" office:value="14.066" calcext:value-type="float">
            <text:p>14.06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5.3529" calcext:value-type="float">
            <text:p>15.3529</text:p>
          </table:table-cell>
          <table:table-cell office:value-type="float" office:value="14.23" calcext:value-type="float">
            <text:p>14.23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25" calcext:value-type="float">
            <text:p>7.225</text:p>
          </table:table-cell>
          <table:table-cell office:value-type="float" office:value="15.0585" calcext:value-type="float">
            <text:p>15.0585</text:p>
          </table:table-cell>
          <table:table-cell office:value-type="float" office:value="14.4" calcext:value-type="float">
            <text:p>14.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308" calcext:value-type="float">
            <text:p>7.308</text:p>
          </table:table-cell>
          <table:table-cell office:value-type="float" office:value="14.7709" calcext:value-type="float">
            <text:p>14.7709</text:p>
          </table:table-cell>
          <table:table-cell office:value-type="float" office:value="14.566" calcext:value-type="float">
            <text:p>14.56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391" calcext:value-type="float">
            <text:p>7.391</text:p>
          </table:table-cell>
          <table:table-cell office:value-type="float" office:value="14.4834" calcext:value-type="float">
            <text:p>14.4834</text:p>
          </table:table-cell>
          <table:table-cell office:value-type="float" office:value="14.732" calcext:value-type="float">
            <text:p>14.732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75" calcext:value-type="float">
            <text:p>7.475</text:p>
          </table:table-cell>
          <table:table-cell office:value-type="float" office:value="14.1924" calcext:value-type="float">
            <text:p>14.1924</text:p>
          </table:table-cell>
          <table:table-cell office:value-type="float" office:value="14.9" calcext:value-type="float">
            <text:p>14.9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59" calcext:value-type="float">
            <text:p>7.559</text:p>
          </table:table-cell>
          <table:table-cell office:value-type="float" office:value="13.9015" calcext:value-type="float">
            <text:p>13.9015</text:p>
          </table:table-cell>
          <table:table-cell office:value-type="float" office:value="15.068" calcext:value-type="float">
            <text:p>15.06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15.0536" calcext:value-type="float">
            <text:p>15.053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.725" calcext:value-type="float">
            <text:p>7.725</text:p>
          </table:table-cell>
          <table:table-cell office:value-type="float" office:value="13.3264" calcext:value-type="float">
            <text:p>13.3264</text:p>
          </table:table-cell>
          <table:table-cell office:value-type="float" office:value="14.8836" calcext:value-type="float">
            <text:p>14.883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.807" calcext:value-type="float">
            <text:p>7.807</text:p>
          </table:table-cell>
          <table:table-cell office:value-type="float" office:value="13.0424" calcext:value-type="float">
            <text:p>13.0424</text:p>
          </table:table-cell>
          <table:table-cell office:value-type="float" office:value="14.7196" calcext:value-type="float">
            <text:p>14.719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2.7548" calcext:value-type="float">
            <text:p>12.7548</text:p>
          </table:table-cell>
          <table:table-cell office:value-type="float" office:value="14.5536" calcext:value-type="float">
            <text:p>14.553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8T05:58:56.663150071</dc:date>
    <meta:editing-duration>PT2M51S</meta:editing-duration>
    <meta:editing-cycles>1</meta:editing-cycles>
    <meta:document-statistic meta:table-count="3" meta:cell-count="780" meta:object-count="0"/>
    <meta:generator>LibreOffice/6.4.4.2$Linux_X86_64 LibreOffice_project/40$Build-2</meta:generator>
  </office:meta>
</office:document-meta>
</file>